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200000922ED6D4ED72A6948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Segoe UI" svg:font-family="'Segoe UI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8pt" style:font-size-asian="18pt"/>
    </style:style>
    <style:style style:name="P5" style:family="paragraph" style:parent-style-name="Standard">
      <style:paragraph-properties fo:text-align="end" style:justify-single-word="false"/>
      <style:text-properties fo:font-size="18pt" style:font-size-asian="18pt"/>
    </style:style>
    <style:style style:name="P6" style:family="paragraph" style:parent-style-name="Standard">
      <style:text-properties officeooo:rsid="0041bd9b" officeooo:paragraph-rsid="0041bd9b"/>
    </style:style>
    <style:style style:name="P7" style:family="paragraph" style:parent-style-name="Standard">
      <style:text-properties officeooo:paragraph-rsid="004581fe"/>
    </style:style>
    <style:style style:name="P8" style:family="paragraph" style:parent-style-name="Standard">
      <style:paragraph-properties fo:text-align="center" style:justify-single-word="false"/>
      <style:text-properties fo:font-size="28pt" style:font-size-asian="28pt"/>
    </style:style>
    <style:style style:name="P9" style:family="paragraph" style:parent-style-name="Standard">
      <style:text-properties fo:font-size="14pt" style:font-size-asian="14pt"/>
    </style:style>
    <style:style style:name="P10" style:family="paragraph" style:parent-style-name="Standard">
      <style:text-properties fo:font-size="14pt" officeooo:rsid="004581fe" officeooo:paragraph-rsid="004581fe" style:font-size-asian="14pt"/>
    </style:style>
    <style:style style:name="P11" style:family="paragraph" style:parent-style-name="Standard">
      <style:text-properties fo:font-size="14pt" officeooo:rsid="004bb30a" officeooo:paragraph-rsid="004bb30a" style:font-size-asian="14pt"/>
    </style:style>
    <style:style style:name="P12" style:family="paragraph" style:parent-style-name="Standard">
      <style:text-properties fo:font-size="14pt" officeooo:paragraph-rsid="0052e10b" style:font-size-asian="14pt"/>
    </style:style>
    <style:style style:name="P13" style:family="paragraph" style:parent-style-name="Standard">
      <style:text-properties fo:font-size="14pt" officeooo:rsid="00548f92" officeooo:paragraph-rsid="00548f92" style:font-size-asian="14pt"/>
    </style:style>
    <style:style style:name="P14" style:family="paragraph" style:parent-style-name="Standard">
      <style:text-properties fo:font-size="14pt" officeooo:rsid="00548f92" officeooo:paragraph-rsid="0052e10b" style:font-size-asian="14pt"/>
    </style:style>
    <style:style style:name="P15" style:family="paragraph" style:parent-style-name="Standard">
      <style:text-properties fo:font-size="14pt" officeooo:rsid="005983ad" officeooo:paragraph-rsid="005983ad" style:font-size-asian="14pt"/>
    </style:style>
    <style:style style:name="P16" style:family="paragraph" style:parent-style-name="Standard">
      <style:text-properties fo:font-size="14pt" officeooo:rsid="006181c2" officeooo:paragraph-rsid="006181c2" style:font-size-asian="14pt"/>
    </style:style>
    <style:style style:name="P17" style:family="paragraph" style:parent-style-name="Standard">
      <style:text-properties fo:font-size="14pt" officeooo:paragraph-rsid="00701cb8" style:font-size-asian="14pt"/>
    </style:style>
    <style:style style:name="P18" style:family="paragraph" style:parent-style-name="Standard">
      <style:text-properties fo:font-size="14pt" officeooo:rsid="0042d554" officeooo:paragraph-rsid="0042d554" style:font-size-asian="14pt"/>
    </style:style>
    <style:style style:name="P19" style:family="paragraph" style:parent-style-name="Standard">
      <style:text-properties fo:font-size="14pt" officeooo:rsid="003e6461" officeooo:paragraph-rsid="003e6461" style:font-size-asian="14pt"/>
    </style:style>
    <style:style style:name="P20" style:family="paragraph" style:parent-style-name="Standard">
      <style:text-properties fo:font-size="14pt" officeooo:rsid="00750b3b" officeooo:paragraph-rsid="00750b3b" style:font-size-asian="14pt"/>
    </style:style>
    <style:style style:name="P21" style:family="paragraph" style:parent-style-name="Standard">
      <style:text-properties fo:font-size="14pt" officeooo:rsid="007752d9" officeooo:paragraph-rsid="007752d9" style:font-size-asian="14pt"/>
    </style:style>
    <style:style style:name="P22" style:family="paragraph" style:parent-style-name="Standard">
      <style:text-properties fo:font-size="14pt" officeooo:rsid="0083c1cf" officeooo:paragraph-rsid="0083c1cf" style:font-size-asian="14pt"/>
    </style:style>
    <style:style style:name="P23" style:family="paragraph" style:parent-style-name="Standard">
      <style:text-properties fo:font-size="14pt" officeooo:rsid="007705a3" officeooo:paragraph-rsid="007705a3" style:font-size-asian="14pt"/>
    </style:style>
    <style:style style:name="P24" style:family="paragraph" style:parent-style-name="Standard">
      <style:text-properties fo:font-size="14pt" fo:font-weight="normal" officeooo:rsid="005be4a7" officeooo:paragraph-rsid="005be4a7" style:font-size-asian="14pt" style:font-weight-asian="normal" style:font-weight-complex="normal"/>
    </style:style>
    <style:style style:name="P25" style:family="paragraph" style:parent-style-name="Standard">
      <style:text-properties fo:font-size="14pt" fo:font-weight="normal" officeooo:rsid="007a2e21" officeooo:paragraph-rsid="007b5e96" style:font-size-asian="14pt" style:font-weight-asian="normal" style:font-weight-complex="normal"/>
    </style:style>
    <style:style style:name="P26" style:family="paragraph" style:parent-style-name="Standard">
      <style:text-properties officeooo:paragraph-rsid="004d654c"/>
    </style:style>
    <style:style style:name="P27" style:family="paragraph" style:parent-style-name="Standard">
      <style:text-properties officeooo:paragraph-rsid="0056d3f1"/>
    </style:style>
    <style:style style:name="P28" style:family="paragraph" style:parent-style-name="Standard">
      <style:text-properties officeooo:rsid="0058d354" officeooo:paragraph-rsid="0058d354"/>
    </style:style>
    <style:style style:name="P29" style:family="paragraph" style:parent-style-name="Standard">
      <style:text-properties officeooo:rsid="00548f92" officeooo:paragraph-rsid="00548f92"/>
    </style:style>
    <style:style style:name="P30" style:family="paragraph" style:parent-style-name="Standard">
      <style:text-properties officeooo:paragraph-rsid="006a96fe"/>
    </style:style>
    <style:style style:name="P31" style:family="paragraph" style:parent-style-name="Standard">
      <style:text-properties officeooo:paragraph-rsid="00519a45"/>
    </style:style>
    <style:style style:name="P32" style:family="paragraph" style:parent-style-name="Standard">
      <style:text-properties officeooo:paragraph-rsid="006181c2"/>
    </style:style>
    <style:style style:name="P33" style:family="paragraph" style:parent-style-name="Standard">
      <style:text-properties officeooo:paragraph-rsid="00701cb8"/>
    </style:style>
    <style:style style:name="P34" style:family="paragraph" style:parent-style-name="Standard">
      <style:text-properties officeooo:paragraph-rsid="0074c1c3"/>
    </style:style>
    <style:style style:name="P35" style:family="paragraph" style:parent-style-name="Standard">
      <style:text-properties officeooo:paragraph-rsid="007752d9"/>
    </style:style>
    <style:style style:name="P36" style:family="paragraph" style:parent-style-name="Standard">
      <style:text-properties officeooo:rsid="0078b8ac" officeooo:paragraph-rsid="0078b8ac"/>
    </style:style>
    <style:style style:name="P37" style:family="paragraph" style:parent-style-name="Standard">
      <style:text-properties officeooo:rsid="0078b8ac" officeooo:paragraph-rsid="007cedc1"/>
    </style:style>
    <style:style style:name="P38" style:family="paragraph" style:parent-style-name="Standard">
      <style:text-properties fo:font-weight="normal" officeooo:rsid="007a2e21" officeooo:paragraph-rsid="007b5e96" style:font-weight-asian="normal" style:font-weight-complex="normal"/>
    </style:style>
    <style:style style:name="P39" style:family="paragraph" style:parent-style-name="Standard">
      <style:text-properties fo:font-weight="normal" officeooo:rsid="007b5e96" officeooo:paragraph-rsid="007b5e96" style:font-weight-asian="normal" style:font-weight-complex="normal"/>
    </style:style>
    <style:style style:name="P40" style:family="paragraph" style:parent-style-name="Standard">
      <style:text-properties fo:font-weight="normal" officeooo:rsid="007cf935" officeooo:paragraph-rsid="007cf935" style:font-weight-asian="normal" style:font-weight-complex="normal"/>
    </style:style>
    <style:style style:name="P41" style:family="paragraph" style:parent-style-name="Standard">
      <style:paragraph-properties fo:margin-left="1.249cm" fo:margin-right="0cm" fo:text-indent="0cm" style:auto-text-indent="false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officeooo:paragraph-rsid="0027dfb4"/>
    </style:style>
    <style:style style:name="P43" style:family="paragraph" style:parent-style-name="Standard_20__28_user_29_">
      <style:text-properties style:font-name="Calibri" fo:font-size="20pt" style:font-size-asian="20pt" style:font-size-complex="14pt"/>
    </style:style>
    <style:style style:name="P44" style:family="paragraph" style:parent-style-name="Standard_20__28_user_29_">
      <style:paragraph-properties fo:text-align="end" style:justify-single-word="false"/>
      <style:text-properties style:font-name="Calibri" fo:font-size="20pt" style:font-size-asian="20pt" style:font-size-complex="14pt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fo:font-size="14pt" officeooo:rsid="00bf098c" officeooo:paragraph-rsid="00bf098c" style:font-size-asian="14pt"/>
    </style:style>
    <style:style style:name="P47" style:family="paragraph" style:parent-style-name="Heading_20_2">
      <style:text-properties officeooo:rsid="003f6fd9" officeooo:paragraph-rsid="003f6fd9"/>
    </style:style>
    <style:style style:name="P48" style:family="paragraph" style:parent-style-name="Heading_20_2">
      <style:text-properties officeooo:rsid="0041bd9b" officeooo:paragraph-rsid="0041bd9b"/>
    </style:style>
    <style:style style:name="P49" style:family="paragraph" style:parent-style-name="Heading_20_2">
      <style:text-properties officeooo:rsid="00425049" officeooo:paragraph-rsid="00425049"/>
    </style:style>
    <style:style style:name="P50" style:family="paragraph" style:parent-style-name="Heading_20_2">
      <style:text-properties officeooo:rsid="0056d3f1" officeooo:paragraph-rsid="0056d3f1"/>
    </style:style>
    <style:style style:name="P51" style:family="paragraph" style:parent-style-name="Heading_20_2">
      <style:text-properties officeooo:rsid="0058d354" officeooo:paragraph-rsid="0058d354"/>
    </style:style>
    <style:style style:name="P52" style:family="paragraph" style:parent-style-name="Heading_20_2">
      <style:text-properties officeooo:rsid="005a8ebd" officeooo:paragraph-rsid="005a8ebd"/>
    </style:style>
    <style:style style:name="P53" style:family="paragraph" style:parent-style-name="Heading_20_2">
      <style:text-properties officeooo:rsid="005d36f5" officeooo:paragraph-rsid="005d36f5"/>
    </style:style>
    <style:style style:name="P54" style:family="paragraph" style:parent-style-name="Heading_20_2">
      <style:text-properties officeooo:rsid="00668a1f" officeooo:paragraph-rsid="00668a1f"/>
    </style:style>
    <style:style style:name="P55" style:family="paragraph" style:parent-style-name="Heading_20_2">
      <style:text-properties officeooo:paragraph-rsid="00701cb8"/>
    </style:style>
    <style:style style:name="P56" style:family="paragraph" style:parent-style-name="Heading_20_2">
      <style:text-properties officeooo:rsid="007752d9" officeooo:paragraph-rsid="007752d9"/>
    </style:style>
    <style:style style:name="P57" style:family="paragraph" style:parent-style-name="Heading_20_2">
      <style:text-properties officeooo:rsid="0078b8ac" officeooo:paragraph-rsid="0078b8ac"/>
    </style:style>
    <style:style style:name="P58" style:family="paragraph" style:parent-style-name="Heading_20_2">
      <style:text-properties fo:font-size="11pt" fo:font-weight="normal" officeooo:rsid="0078b8ac" officeooo:paragraph-rsid="007bd3b4" style:font-size-asian="11pt" style:font-weight-asian="normal" style:font-size-complex="11pt" style:font-weight-complex="normal"/>
    </style:style>
    <style:style style:name="P59" style:family="paragraph" style:parent-style-name="Subtitle">
      <style:paragraph-properties fo:text-align="end" style:justify-single-word="false"/>
      <style:text-properties officeooo:rsid="001db0ee" officeooo:paragraph-rsid="001db0ee"/>
    </style:style>
    <style:style style:name="P60" style:family="paragraph" style:parent-style-name="p1">
      <style:text-properties officeooo:paragraph-rsid="0042d554"/>
    </style:style>
    <style:style style:name="P61" style:family="paragraph" style:parent-style-name="p1">
      <style:text-properties officeooo:paragraph-rsid="00519a45"/>
    </style:style>
    <style:style style:name="P62" style:family="paragraph" style:parent-style-name="p1">
      <style:text-properties officeooo:rsid="006aeec6" officeooo:paragraph-rsid="006aeec6"/>
    </style:style>
    <style:style style:name="P63" style:family="paragraph" style:parent-style-name="p1">
      <style:text-properties officeooo:rsid="006aeec6" officeooo:paragraph-rsid="006d552e"/>
    </style:style>
    <style:style style:name="P64" style:family="paragraph" style:parent-style-name="p1">
      <style:text-properties officeooo:rsid="006aeec6" officeooo:paragraph-rsid="006f1353"/>
    </style:style>
    <style:style style:name="P65" style:family="paragraph" style:parent-style-name="p1">
      <style:text-properties officeooo:paragraph-rsid="006aeec6"/>
    </style:style>
    <style:style style:name="P66" style:family="paragraph" style:parent-style-name="p1">
      <style:text-properties officeooo:paragraph-rsid="006d552e"/>
    </style:style>
    <style:style style:name="P67" style:family="paragraph" style:parent-style-name="Text_20_body">
      <style:text-properties officeooo:paragraph-rsid="004bb30a"/>
    </style:style>
    <style:style style:name="P68" style:family="paragraph" style:parent-style-name="Heading_20_1">
      <style:text-properties officeooo:paragraph-rsid="005d36f5"/>
    </style:style>
    <style:style style:name="P69" style:family="paragraph" style:parent-style-name="Standard">
      <style:paragraph-properties fo:margin-left="1.249cm" fo:margin-right="0cm" fo:text-indent="0cm" style:auto-text-indent="false"/>
      <style:text-properties style:font-name="Courier New" fo:font-size="12pt" officeooo:paragraph-rsid="0027dfb4" style:font-size-asian="12pt" style:font-name-complex="Courier New2"/>
    </style:style>
    <style:style style:name="P70" style:family="paragraph" style:parent-style-name="Standard" style:list-style-name="L1">
      <style:text-properties fo:font-size="14pt" fo:font-weight="normal" officeooo:rsid="006a96fe" officeooo:paragraph-rsid="006a96fe" style:font-size-asian="14pt" style:font-weight-asian="normal" style:font-weight-complex="normal"/>
    </style:style>
    <style:style style:name="P71" style:family="paragraph" style:parent-style-name="Standard" style:list-style-name="L2">
      <style:text-properties fo:font-size="14pt" officeooo:rsid="0083c1cf" officeooo:paragraph-rsid="0083c1cf" style:font-size-asian="14pt"/>
    </style:style>
    <style:style style:name="P72" style:family="paragraph" style:parent-style-name="Standard" style:list-style-name="L3">
      <style:text-properties fo:font-size="14pt" officeooo:rsid="0083c1cf" officeooo:paragraph-rsid="0083c1cf" style:font-size-asian="14pt"/>
    </style:style>
    <style:style style:name="P73" style:family="paragraph" style:parent-style-name="Standard" style:list-style-name="L1">
      <style:text-properties officeooo:rsid="006a96fe" officeooo:paragraph-rsid="006d552e"/>
    </style:style>
    <style:style style:name="P74" style:family="paragraph" style:parent-style-name="Standard" style:list-style-name="L3">
      <style:text-properties officeooo:paragraph-rsid="0083c1cf"/>
    </style:style>
    <style:style style:name="P75" style:family="paragraph" style:parent-style-name="List_20_Paragraph" style:list-style-name="WWNum25"/>
    <style:style style:name="P76" style:family="paragraph" style:parent-style-name="List_20_Paragraph" style:list-style-name="WWNum25">
      <style:text-properties officeooo:paragraph-rsid="0021ae6d"/>
    </style:style>
    <style:style style:name="P77" style:family="paragraph" style:parent-style-name="List_20_Paragraph" style:list-style-name="WWNum25">
      <style:text-properties officeooo:paragraph-rsid="00241808"/>
    </style:style>
    <style:style style:name="P78" style:family="paragraph" style:parent-style-name="List_20_Paragraph" style:list-style-name="WWNum25">
      <style:text-properties fo:font-size="14pt" style:font-size-asian="14pt"/>
    </style:style>
    <style:style style:name="P79" style:family="paragraph" style:parent-style-name="List_20_Paragraph" style:list-style-name="WWNum25">
      <style:text-properties fo:font-size="14pt" officeooo:paragraph-rsid="0021ae6d" style:font-size-asian="14pt"/>
    </style:style>
    <style:style style:name="P80" style:family="paragraph" style:parent-style-name="List_20_Paragraph" style:list-style-name="WWNum25">
      <style:text-properties fo:font-size="14pt" officeooo:rsid="0022111d" officeooo:paragraph-rsid="0022111d" style:font-size-asian="14pt"/>
    </style:style>
    <style:style style:name="P81" style:family="paragraph" style:parent-style-name="List_20_Paragraph" style:list-style-name="WWNum25">
      <style:text-properties fo:font-size="14pt" officeooo:rsid="00238b56" style:font-size-asian="14pt"/>
    </style:style>
    <style:style style:name="P82" style:family="paragraph" style:parent-style-name="List_20_Paragraph" style:list-style-name="WWNum27">
      <style:text-properties fo:font-size="14pt" officeooo:rsid="003147e2" officeooo:paragraph-rsid="003147e2" style:font-size-asian="14pt"/>
    </style:style>
    <style:style style:name="P83" style:family="paragraph" style:parent-style-name="List_20_Paragraph" style:list-style-name="WWNum27">
      <style:text-properties fo:font-size="14pt" officeooo:rsid="00328d7a" officeooo:paragraph-rsid="0034906d" style:font-size-asian="14pt"/>
    </style:style>
    <style:style style:name="P84" style:family="paragraph" style:parent-style-name="List_20_Paragraph" style:list-style-name="WWNum27">
      <style:text-properties fo:font-size="14pt" officeooo:rsid="0032a712" officeooo:paragraph-rsid="004d654c" style:font-size-asian="14pt"/>
    </style:style>
    <style:style style:name="P85" style:family="paragraph" style:parent-style-name="List_20_Paragraph" style:list-style-name="WWNum25">
      <style:paragraph-properties fo:text-align="start" style:justify-single-word="false"/>
      <style:text-properties officeooo:paragraph-rsid="0021ae6d"/>
    </style:style>
    <style:style style:name="P86" style:family="paragraph" style:parent-style-name="List_20_Paragraph" style:list-style-name="WWNum25">
      <style:text-properties officeooo:rsid="00241808" officeooo:paragraph-rsid="00241808"/>
    </style:style>
    <style:style style:name="P87" style:family="paragraph" style:parent-style-name="List_20_Paragraph" style:list-style-name="WWNum27"/>
    <style:style style:name="P88" style:family="paragraph" style:parent-style-name="List_20_Paragraph" style:list-style-name="WWNum27">
      <style:text-properties officeooo:paragraph-rsid="0032a712"/>
    </style:style>
    <style:style style:name="P89" style:family="paragraph" style:parent-style-name="List_20_Paragraph" style:list-style-name="WWNum27">
      <style:text-properties officeooo:paragraph-rsid="004d654c"/>
    </style:style>
    <style:style style:name="P90" style:family="paragraph" style:parent-style-name="List_20_Paragraph" style:list-style-name="WWNum27">
      <style:text-properties officeooo:rsid="00328d7a" officeooo:paragraph-rsid="0032a712"/>
    </style:style>
    <style:style style:name="P91" style:family="paragraph" style:parent-style-name="List_20_Paragraph" style:list-style-name="WWNum27">
      <style:text-properties officeooo:rsid="0032a712" officeooo:paragraph-rsid="0034906d"/>
    </style:style>
    <style:style style:name="P92" style:family="paragraph" style:parent-style-name="Title" style:master-page-name="First_20_Page">
      <style:paragraph-properties fo:text-align="end" style:justify-single-word="false" style:page-number="auto"/>
      <style:text-properties fo:color="#000000" fo:font-size="80pt" style:font-size-asian="80pt"/>
    </style:style>
    <style:style style:name="T1" style:family="text">
      <style:text-properties fo:font-size="24pt" style:font-size-asian="24pt"/>
    </style:style>
    <style:style style:name="T2" style:family="text">
      <style:text-properties fo:font-size="24pt" officeooo:rsid="001e3e9a" style:font-size-asian="24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officeooo:rsid="001db0ee" style:font-size-asian="18pt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18pt" fo:font-weight="bold" officeooo:rsid="001db0ee" style:font-size-asian="18pt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20e55e" style:font-size-asian="14pt"/>
    </style:style>
    <style:style style:name="T9" style:family="text">
      <style:text-properties fo:font-size="14pt" officeooo:rsid="0021ae6d" style:font-size-asian="14pt"/>
    </style:style>
    <style:style style:name="T10" style:family="text">
      <style:text-properties fo:font-size="14pt" officeooo:rsid="0021e66a" style:font-size-asian="14pt"/>
    </style:style>
    <style:style style:name="T11" style:family="text">
      <style:text-properties fo:font-size="14pt" officeooo:rsid="00238b56" style:font-size-asian="14pt"/>
    </style:style>
    <style:style style:name="T12" style:family="text">
      <style:text-properties fo:font-size="14pt" officeooo:rsid="00254e0e" style:font-size-asian="14pt"/>
    </style:style>
    <style:style style:name="T13" style:family="text">
      <style:text-properties fo:font-size="14pt" officeooo:rsid="002654bf" style:font-size-asian="14pt"/>
    </style:style>
    <style:style style:name="T14" style:family="text">
      <style:text-properties fo:font-size="14pt" officeooo:rsid="0027dfb4" style:font-size-asian="14pt"/>
    </style:style>
    <style:style style:name="T15" style:family="text">
      <style:text-properties fo:font-size="14pt" officeooo:rsid="00289d45" style:font-size-asian="14pt"/>
    </style:style>
    <style:style style:name="T16" style:family="text">
      <style:text-properties fo:font-size="14pt" officeooo:rsid="002c048c" style:font-size-asian="14pt"/>
    </style:style>
    <style:style style:name="T17" style:family="text">
      <style:text-properties fo:font-size="14pt" officeooo:rsid="002dc66d" style:font-size-asian="14pt"/>
    </style:style>
    <style:style style:name="T18" style:family="text">
      <style:text-properties fo:font-size="14pt" officeooo:rsid="002f83c5" style:font-size-asian="14pt"/>
    </style:style>
    <style:style style:name="T19" style:family="text">
      <style:text-properties fo:font-size="14pt" officeooo:rsid="003147e2" style:font-size-asian="14pt"/>
    </style:style>
    <style:style style:name="T20" style:family="text">
      <style:text-properties fo:font-size="14pt" officeooo:rsid="00328d7a" style:font-size-asian="14pt"/>
    </style:style>
    <style:style style:name="T21" style:family="text">
      <style:text-properties fo:font-size="14pt" officeooo:rsid="00362438" style:font-size-asian="14pt"/>
    </style:style>
    <style:style style:name="T22" style:family="text">
      <style:text-properties fo:font-size="14pt" officeooo:rsid="003a14bf" style:font-size-asian="14pt"/>
    </style:style>
    <style:style style:name="T23" style:family="text">
      <style:text-properties fo:font-size="14pt" officeooo:rsid="003d4a67" style:font-size-asian="14pt"/>
    </style:style>
    <style:style style:name="T24" style:family="text">
      <style:text-properties fo:font-size="14pt" officeooo:rsid="00425049" style:font-size-asian="14pt"/>
    </style:style>
    <style:style style:name="T25" style:family="text">
      <style:text-properties fo:font-size="14pt" officeooo:rsid="0042d554" style:font-size-asian="14pt"/>
    </style:style>
    <style:style style:name="T26" style:family="text">
      <style:text-properties fo:font-size="14pt" officeooo:rsid="004581fe" style:font-size-asian="14pt"/>
    </style:style>
    <style:style style:name="T27" style:family="text">
      <style:text-properties fo:font-size="14pt" officeooo:rsid="00477b20" style:font-size-asian="14pt"/>
    </style:style>
    <style:style style:name="T28" style:family="text">
      <style:text-properties fo:font-size="14pt" officeooo:rsid="00519a45" style:font-size-asian="14pt"/>
    </style:style>
    <style:style style:name="T29" style:family="text">
      <style:text-properties fo:font-size="14pt" officeooo:rsid="004ef5f5" style:font-size-asian="14pt"/>
    </style:style>
    <style:style style:name="T30" style:family="text">
      <style:text-properties fo:font-size="14pt" officeooo:rsid="0054c6e7" style:font-size-asian="14pt"/>
    </style:style>
    <style:style style:name="T31" style:family="text">
      <style:text-properties fo:font-size="14pt" officeooo:rsid="0056d3f1" style:font-size-asian="14pt"/>
    </style:style>
    <style:style style:name="T32" style:family="text">
      <style:text-properties fo:font-size="14pt" officeooo:rsid="00548f92" style:font-size-asian="14pt"/>
    </style:style>
    <style:style style:name="T33" style:family="text">
      <style:text-properties fo:font-size="14pt" officeooo:rsid="005983ad" style:font-size-asian="14pt"/>
    </style:style>
    <style:style style:name="T34" style:family="text">
      <style:text-properties fo:font-size="14pt" officeooo:rsid="00241808" style:font-size-asian="14pt"/>
    </style:style>
    <style:style style:name="T35" style:family="text">
      <style:text-properties fo:font-size="14pt" officeooo:rsid="006181c2" style:font-size-asian="14pt"/>
    </style:style>
    <style:style style:name="T36" style:family="text">
      <style:text-properties fo:font-size="14pt" officeooo:rsid="007752d9" style:font-size-asian="14pt"/>
    </style:style>
    <style:style style:name="T37" style:family="text">
      <style:text-properties fo:font-size="14pt" officeooo:rsid="0078b8ac" style:font-size-asian="14pt"/>
    </style:style>
    <style:style style:name="T38" style:family="text">
      <style:text-properties fo:font-size="14pt" officeooo:rsid="007b5e96" style:font-size-asian="14pt"/>
    </style:style>
    <style:style style:name="T39" style:family="text">
      <style:text-properties fo:font-size="14pt" officeooo:rsid="007b93ff" style:font-size-asian="14pt"/>
    </style:style>
    <style:style style:name="T40" style:family="text">
      <style:text-properties fo:font-size="14pt" officeooo:rsid="007a2e21" style:font-size-asian="14pt"/>
    </style:style>
    <style:style style:name="T41" style:family="text">
      <style:text-properties fo:font-size="14pt" officeooo:rsid="007fc4d2" style:font-size-asian="14pt"/>
    </style:style>
    <style:style style:name="T42" style:family="text">
      <style:text-properties fo:font-size="14pt" officeooo:rsid="0083c1cf" style:font-size-asian="14pt"/>
    </style:style>
    <style:style style:name="T43" style:family="text">
      <style:text-properties fo:font-size="14pt" officeooo:rsid="00895959" style:font-size-asian="14pt"/>
    </style:style>
    <style:style style:name="T44" style:family="text">
      <style:text-properties fo:font-size="14pt" officeooo:rsid="008aadf6" style:font-size-asian="14pt"/>
    </style:style>
    <style:style style:name="T45" style:family="text">
      <style:text-properties fo:font-size="14pt" officeooo:rsid="008c4d76" style:font-size-asian="14pt"/>
    </style:style>
    <style:style style:name="T46" style:family="text">
      <style:text-properties fo:font-size="14pt" officeooo:rsid="008e7757" style:font-size-asian="14pt"/>
    </style:style>
    <style:style style:name="T47" style:family="text">
      <style:text-properties fo:font-size="14pt" officeooo:rsid="0090097a" style:font-size-asian="14pt"/>
    </style:style>
    <style:style style:name="T48" style:family="text">
      <style:text-properties fo:font-size="14pt" officeooo:rsid="0090ed73" style:font-size-asian="14pt"/>
    </style:style>
    <style:style style:name="T49" style:family="text">
      <style:text-properties fo:font-size="14pt" officeooo:rsid="009148dc" style:font-size-asian="14pt"/>
    </style:style>
    <style:style style:name="T50" style:family="text">
      <style:text-properties fo:font-size="14pt" officeooo:rsid="0091f469" style:font-size-asian="14pt"/>
    </style:style>
    <style:style style:name="T51" style:family="text">
      <style:text-properties fo:font-size="14pt" officeooo:rsid="0093c71f" style:font-size-asian="14pt"/>
    </style:style>
    <style:style style:name="T52" style:family="text">
      <style:text-properties fo:font-size="14pt" officeooo:rsid="009619fa" style:font-size-asian="14pt"/>
    </style:style>
    <style:style style:name="T53" style:family="text">
      <style:text-properties fo:font-size="14pt" officeooo:rsid="00980bc5" style:font-size-asian="14pt"/>
    </style:style>
    <style:style style:name="T54" style:family="text">
      <style:text-properties fo:font-size="14pt" officeooo:rsid="009d1301" style:font-size-asian="14pt"/>
    </style:style>
    <style:style style:name="T55" style:family="text">
      <style:text-properties fo:font-size="14pt" officeooo:rsid="00ac2e70" style:font-size-asian="14pt"/>
    </style:style>
    <style:style style:name="T56" style:family="text">
      <style:text-properties fo:font-size="14pt" officeooo:rsid="00af1137" style:font-size-asian="14pt"/>
    </style:style>
    <style:style style:name="T57" style:family="text">
      <style:text-properties fo:font-size="14pt" officeooo:rsid="00b01689" style:font-size-asian="14pt"/>
    </style:style>
    <style:style style:name="T58" style:family="text">
      <style:text-properties fo:font-size="14pt" officeooo:rsid="00b02892" style:font-size-asian="14pt"/>
    </style:style>
    <style:style style:name="T59" style:family="text">
      <style:text-properties fo:font-size="14pt" officeooo:rsid="00b4b855" style:font-size-asian="14pt"/>
    </style:style>
    <style:style style:name="T60" style:family="text">
      <style:text-properties fo:font-size="14pt" officeooo:rsid="00ba2a83" style:font-size-asian="14pt"/>
    </style:style>
    <style:style style:name="T61" style:family="text">
      <style:text-properties fo:font-size="14pt" fo:font-weight="bold" style:font-size-asian="14pt" style:font-weight-asian="bold"/>
    </style:style>
    <style:style style:name="T62" style:family="text">
      <style:text-properties fo:font-size="14pt" fo:font-weight="bold" officeooo:rsid="00289d45" style:font-size-asian="14pt" style:font-weight-asian="bold"/>
    </style:style>
    <style:style style:name="T63" style:family="text">
      <style:text-properties fo:font-size="14pt" fo:font-weight="bold" style:font-size-asian="14pt" style:font-weight-asian="bold" style:font-weight-complex="bold"/>
    </style:style>
    <style:style style:name="T64" style:family="text">
      <style:text-properties fo:font-size="14pt" fo:font-weight="bold" officeooo:rsid="00289d45" style:font-size-asian="14pt" style:font-weight-asian="bold" style:font-weight-complex="bold"/>
    </style:style>
    <style:style style:name="T65" style:family="text">
      <style:text-properties fo:font-size="14pt" fo:font-weight="bold" officeooo:rsid="005be4a7" style:font-size-asian="14pt" style:font-weight-asian="bold" style:font-weight-complex="bold"/>
    </style:style>
    <style:style style:name="T66" style:family="text">
      <style:text-properties fo:font-size="14pt" fo:font-weight="bold" officeooo:rsid="007cedc1" style:font-size-asian="14pt" style:font-weight-asian="bold" style:font-weight-complex="bold"/>
    </style:style>
    <style:style style:name="T67" style:family="text">
      <style:text-properties fo:font-size="14pt" fo:font-weight="bold" officeooo:rsid="0083c1cf" style:font-size-asian="14pt" style:font-weight-asian="bold" style:font-weight-complex="bold"/>
    </style:style>
    <style:style style:name="T68" style:family="text">
      <style:text-properties fo:font-size="14pt" fo:font-weight="bold" officeooo:rsid="008b628c" style:font-size-asian="14pt" style:font-weight-asian="bold" style:font-weight-complex="bold"/>
    </style:style>
    <style:style style:name="T69" style:family="text">
      <style:text-properties fo:font-size="14pt" fo:font-weight="bold" officeooo:rsid="00477b20" style:font-size-asian="14pt" style:font-weight-asian="bold" style:font-weight-complex="bold"/>
    </style:style>
    <style:style style:name="T70" style:family="text">
      <style:text-properties fo:font-size="14pt" fo:font-weight="bold" officeooo:rsid="007752d9" style:font-size-asian="14pt" style:font-weight-asian="bold" style:font-weight-complex="bold"/>
    </style:style>
    <style:style style:name="T71" style:family="text">
      <style:text-properties fo:font-size="14pt" fo:font-weight="bold" officeooo:rsid="004ede6d" style:font-size-asian="14pt" style:font-weight-asian="bold"/>
    </style:style>
    <style:style style:name="T72" style:family="text">
      <style:text-properties fo:font-size="14pt" fo:font-weight="bold" officeooo:rsid="0052e10b" style:font-size-asian="14pt" style:font-weight-asian="bold"/>
    </style:style>
    <style:style style:name="T73" style:family="text">
      <style:text-properties fo:font-size="14pt" fo:font-weight="bold" officeooo:rsid="0056d3f1" style:font-size-asian="14pt" style:font-weight-asian="bold"/>
    </style:style>
    <style:style style:name="T74" style:family="text">
      <style:text-properties fo:font-size="14pt" fo:font-weight="bold" officeooo:rsid="0058d354" style:font-size-asian="14pt" style:font-weight-asian="bold"/>
    </style:style>
    <style:style style:name="T75" style:family="text">
      <style:text-properties fo:font-size="14pt" fo:font-weight="bold" officeooo:rsid="005b22ec" style:font-size-asian="14pt" style:font-weight-asian="bold"/>
    </style:style>
    <style:style style:name="T76" style:family="text">
      <style:text-properties fo:font-size="14pt" fo:font-weight="bold" officeooo:rsid="005d36f5" style:font-size-asian="14pt" style:font-weight-asian="bold"/>
    </style:style>
    <style:style style:name="T77" style:family="text">
      <style:text-properties fo:font-size="14pt" fo:font-weight="bold" officeooo:rsid="00668a1f" style:font-size-asian="14pt" style:font-weight-asian="bold"/>
    </style:style>
    <style:style style:name="T78" style:family="text">
      <style:text-properties fo:font-size="14pt" fo:font-weight="bold" officeooo:rsid="0067eac3" style:font-size-asian="14pt" style:font-weight-asian="bold"/>
    </style:style>
    <style:style style:name="T79" style:family="text">
      <style:text-properties fo:font-size="14pt" fo:font-weight="bold" officeooo:rsid="00701cb8" style:font-size-asian="14pt" style:font-weight-asian="bold"/>
    </style:style>
    <style:style style:name="T80" style:family="text">
      <style:text-properties fo:font-size="14pt" fo:font-weight="bold" officeooo:rsid="007705a3" style:font-size-asian="14pt" style:font-weight-asian="bold"/>
    </style:style>
    <style:style style:name="T81" style:family="text">
      <style:text-properties fo:font-size="14pt" fo:font-weight="bold" officeooo:rsid="007fc4d2" style:font-size-asian="14pt" style:font-weight-asian="bold"/>
    </style:style>
    <style:style style:name="T82" style:family="text">
      <style:text-properties fo:font-size="14pt" fo:font-weight="normal" style:font-size-asian="14pt" style:font-weight-asian="normal" style:font-weight-complex="normal"/>
    </style:style>
    <style:style style:name="T83" style:family="text">
      <style:text-properties fo:font-size="14pt" fo:font-weight="normal" officeooo:rsid="005be4a7" style:font-size-asian="14pt" style:font-weight-asian="normal" style:font-weight-complex="normal"/>
    </style:style>
    <style:style style:name="T84" style:family="text">
      <style:text-properties fo:font-size="14pt" fo:font-weight="normal" officeooo:rsid="006880de" style:font-size-asian="14pt" style:font-weight-asian="normal" style:font-weight-complex="normal"/>
    </style:style>
    <style:style style:name="T85" style:family="text">
      <style:text-properties fo:font-size="14pt" fo:font-weight="normal" officeooo:rsid="006d552e" style:font-size-asian="14pt" style:font-weight-asian="normal" style:font-weight-complex="normal"/>
    </style:style>
    <style:style style:name="T86" style:family="text">
      <style:text-properties fo:font-size="14pt" fo:font-weight="normal" officeooo:rsid="0074c1c3" style:font-size-asian="14pt" style:font-weight-asian="normal" style:font-weight-complex="normal"/>
    </style:style>
    <style:style style:name="T87" style:family="text">
      <style:text-properties fo:font-size="14pt" fo:font-weight="normal" officeooo:rsid="007fc4d2" style:font-size-asian="14pt" style:font-weight-asian="normal" style:font-weight-complex="normal"/>
    </style:style>
    <style:style style:name="T88" style:family="text">
      <style:text-properties fo:font-size="14pt" fo:font-weight="normal" officeooo:rsid="0082402e" style:font-size-asian="14pt" style:font-weight-asian="normal" style:font-weight-complex="normal"/>
    </style:style>
    <style:style style:name="T89" style:family="text">
      <style:text-properties fo:font-size="14pt" fo:font-weight="normal" officeooo:rsid="00b05871" style:font-size-asian="14pt" style:font-weight-asian="normal" style:font-weight-complex="normal"/>
    </style:style>
    <style:style style:name="T90" style:family="text">
      <style:text-properties fo:font-size="14pt" fo:font-weight="normal" officeooo:rsid="00b08f86" style:font-size-asian="14pt" style:font-weight-asian="normal" style:font-weight-complex="normal"/>
    </style:style>
    <style:style style:name="T91" style:family="text">
      <style:text-properties style:font-name="Courier New" fo:font-size="12pt" fo:language="en" fo:country="US" style:font-size-asian="12pt" style:font-name-complex="Courier New2"/>
    </style:style>
    <style:style style:name="T92" style:family="text">
      <style:text-properties style:font-name="Courier New" fo:font-size="12pt" fo:language="en" fo:country="US" officeooo:rsid="0027dfb4" style:font-size-asian="12pt" style:font-name-complex="Courier New2"/>
    </style:style>
    <style:style style:name="T93" style:family="text">
      <style:text-properties style:font-name="Courier New" fo:font-size="12pt" style:font-size-asian="12pt" style:font-name-complex="Courier New2"/>
    </style:style>
    <style:style style:name="T94" style:family="text">
      <style:text-properties style:font-name="Courier New" fo:font-size="12pt" officeooo:rsid="0027dfb4" style:font-size-asian="12pt" style:font-name-complex="Courier New2"/>
    </style:style>
    <style:style style:name="T95" style:family="text">
      <style:text-properties style:font-name="Courier New" fo:font-size="11pt" style:font-size-asian="11pt" style:font-name-complex="Courier New2" style:font-size-complex="12pt"/>
    </style:style>
    <style:style style:name="T96" style:family="text">
      <style:text-properties style:font-name="Courier New" fo:font-size="11pt" officeooo:rsid="0042d554" style:font-size-asian="11pt" style:font-name-complex="Courier New2" style:font-size-complex="12pt"/>
    </style:style>
    <style:style style:name="T97" style:family="text">
      <style:text-properties style:font-name="Courier New" fo:font-size="11pt" officeooo:rsid="004bb30a" style:font-size-asian="11pt" style:font-name-complex="Courier New2" style:font-size-complex="12pt"/>
    </style:style>
    <style:style style:name="T98" style:family="text">
      <style:text-properties style:font-name="Courier New" fo:font-size="11pt" officeooo:rsid="006aeec6" style:font-size-asian="11pt" style:font-name-complex="Courier New2" style:font-size-complex="12pt"/>
    </style:style>
    <style:style style:name="T99" style:family="text">
      <style:text-properties style:font-name="Courier New" fo:font-size="11pt" officeooo:rsid="006f1353" style:font-size-asian="11pt" style:font-name-complex="Courier New2" style:font-size-complex="12pt"/>
    </style:style>
    <style:style style:name="T100" style:family="text">
      <style:text-properties style:font-name="Courier New" fo:font-size="11pt" officeooo:rsid="00864437" style:font-size-asian="11pt" style:font-name-complex="Courier New2" style:font-size-complex="12pt"/>
    </style:style>
    <style:style style:name="T101" style:family="text">
      <style:text-properties style:font-name="Courier New" fo:font-size="11pt" officeooo:rsid="00519a45" style:font-size-asian="11pt" style:font-name-complex="Courier New2"/>
    </style:style>
    <style:style style:name="T102" style:family="text">
      <style:text-properties style:font-name="Courier New" fo:font-size="11pt" officeooo:rsid="00701cb8" style:font-size-asian="11pt" style:font-name-complex="Courier New2"/>
    </style:style>
    <style:style style:name="T103" style:family="text">
      <style:text-properties officeooo:rsid="002dc66d"/>
    </style:style>
    <style:style style:name="T104" style:family="text">
      <style:text-properties officeooo:rsid="002f83c5"/>
    </style:style>
    <style:style style:name="T105" style:family="text">
      <style:text-properties officeooo:rsid="00392b4a"/>
    </style:style>
    <style:style style:name="T106" style:family="text">
      <style:text-properties officeooo:rsid="003a14bf"/>
    </style:style>
    <style:style style:name="T107" style:family="text">
      <style:text-properties officeooo:rsid="003b9129"/>
    </style:style>
    <style:style style:name="T108" style:family="text">
      <style:text-properties officeooo:rsid="003e6461"/>
    </style:style>
    <style:style style:name="T109" style:family="text">
      <style:text-properties officeooo:rsid="004d654c"/>
    </style:style>
    <style:style style:name="T110" style:family="text">
      <style:text-properties officeooo:rsid="0050e0d8"/>
    </style:style>
    <style:style style:name="T111" style:family="text">
      <style:text-properties officeooo:rsid="0052e10b"/>
    </style:style>
    <style:style style:name="T112" style:family="text">
      <style:text-properties officeooo:rsid="005983a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759bcf" style:font-weight-asian="bold" style:font-weight-complex="bold"/>
    </style:style>
    <style:style style:name="T115" style:family="text">
      <style:text-properties fo:font-weight="bold" officeooo:rsid="00701cb8" style:font-weight-asian="bold" style:font-weight-complex="bold"/>
    </style:style>
    <style:style style:name="T116" style:family="text">
      <style:text-properties officeooo:rsid="005d36f5"/>
    </style:style>
    <style:style style:name="T117" style:family="text">
      <style:text-properties officeooo:rsid="00633e39"/>
    </style:style>
    <style:style style:name="T118" style:family="text">
      <style:text-properties officeooo:rsid="00701cb8"/>
    </style:style>
    <style:style style:name="T119" style:family="text">
      <style:text-properties officeooo:rsid="00714f66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759bcf" style:font-weight-asian="normal" style:font-weight-complex="normal"/>
    </style:style>
    <style:style style:name="T122" style:family="text">
      <style:text-properties fo:font-weight="normal" officeooo:rsid="00701cb8" style:font-weight-asian="normal" style:font-weight-complex="normal"/>
    </style:style>
    <style:style style:name="T123" style:family="text">
      <style:text-properties officeooo:rsid="007bd3b4"/>
    </style:style>
    <style:style style:name="T124" style:family="text">
      <style:text-properties officeooo:rsid="00833664"/>
    </style:style>
    <style:style style:name="T125" style:family="text">
      <style:text-properties officeooo:rsid="0083c1cf"/>
    </style:style>
    <style:style style:name="T126" style:family="text">
      <style:text-properties officeooo:rsid="008882da"/>
    </style:style>
    <style:style style:name="T127" style:family="text">
      <style:text-properties officeooo:rsid="009ef9e0"/>
    </style:style>
    <style:style style:name="T128" style:family="text">
      <style:text-properties officeooo:rsid="00a33fb7"/>
    </style:style>
    <style:style style:name="T129" style:family="text">
      <style:text-properties officeooo:rsid="00a406eb"/>
    </style:style>
    <style:style style:name="T130" style:family="text">
      <style:text-properties officeooo:rsid="00a7ec83"/>
    </style:style>
    <style:style style:name="T131" style:family="text">
      <style:text-properties officeooo:rsid="00b23d9e"/>
    </style:style>
    <style:style style:name="T132" style:family="text">
      <style:text-properties officeooo:rsid="00bc1637"/>
    </style:style>
    <style:style style:name="T133" style:family="text"/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Projekt 3</text:p>
      <text:p text:style-name="P59"><text:span text:style-name="T1">Wirtualna Biblioteka </text:span><text:span text:style-name="T2">mądrości</text:span></text:p>
      <text:p text:style-name="P43"/>
      <text:p text:style-name="P44"/>
      <text:p text:style-name="P5">Podstawy programowania</text:p>
      <text:p text:style-name="P5">Środa, godzina 12:00 – 14:00</text:p>
      <text:p text:style-name="P3"><text:span text:style-name="T3">Prowadzący: </text:span><text:span text:style-name="T5">dr inż. Piotr</text:span><text:span text:style-name="T6"> Garbat</text:span></text:p>
      <text:p text:style-name="P5"/>
      <text:p text:style-name="P5">Wydział Elektroniki i Technik Informacyjnych</text:p>
      <text:p text:style-name="P5">Politechnika Warszawska</text:p>
      <text:p text:style-name="P5"/>
      <text:p text:style-name="P5"/>
      <text:p text:style-name="P5"/>
      <text:p text:style-name="P5"/>
      <text:p text:style-name="P5">Dokumentacja projektu</text:p>
      <text:p text:style-name="P3"><text:span text:style-name="T3">Autor: </text:span><text:span text:style-name="T4">Kamil Buczko</text:span></text:p>
      <text:p text:style-name="P5">Student kierunku: Informatyka</text:p>
      <text:p text:style-name="P5">Grupa 1I1</text:p>
      <text:p text:style-name="P5"/>
      <text:p text:style-name="P5"/>
      <text:p text:style-name="P5"/>
      <text:p text:style-name="P5"/>
      <text:p text:style-name="P4"/>
      <text:p text:style-name="P8">Warszawa 2016</text:p>
      <text:h text:style-name="P45" text:outline-level="1"><text:bookmark-start text:name="_Toc468839960"/>Postawione zadanie<text:bookmark-end text:name="_Toc468839960"/></text:h>
      <text:p text:style-name="Standard"><text:span text:style-name="T7">Moim zadaniem w tym projekcie było napisanie programu, </text:span><text:span text:style-name="T8">który zarządza dynamicznymi strukturami danych</text:span><text:span text:style-name="T7">. Program </text:span><text:span text:style-name="T8">umożliwia</text:span><text:span text:style-name="T7"> interakcję z użytkownikiem poprzez interfejs tekstowy. </text:span></text:p>
      <text:p text:style-name="P9">W wymaganiach zadania określono, aby:</text:p>
      <text:list xml:id="list2542757481480729958" text:style-name="WWNum25">
        <text:list-item>
          <text:p text:style-name="P75"><text:span text:style-name="T8">Program umożliwiał w dowolnym momencie w pełni podglądać i modyfikować struktury danych</text:span><text:span text:style-name="T7">.</text:span></text:p>
        </text:list-item>
        <text:list-item>
          <text:p text:style-name="P76"><text:span text:style-name="T7">Użytkownik miał możliwość dodania </text:span><text:span text:style-name="T8">do 3 nowych kategorii</text:span><text:span text:style-name="T7">.</text:span></text:p>
        </text:list-item>
        <text:list-item>
          <text:p text:style-name="P79">Program był zabezpieczony przed podaniem niepoprawnych danych.</text:p>
        </text:list-item>
        <text:list-item>
          <text:p text:style-name="P85"><text:span text:style-name="T9">Mądrości były trzymane na wirtualnych tabliczkach mądrości(kategoria, mądrość + dowolne dodatkowe pole)</text:span><text:span text:style-name="T7">. </text:span></text:p>
        </text:list-item>
        <text:list-item>
          <text:p text:style-name="P75"><text:span text:style-name="T10">Tabliczki były składane na stosikach w odpowiadających sobie modułach</text:span><text:span text:style-name="T7">.</text:span></text:p>
        </text:list-item>
        <text:list-item>
          <text:p text:style-name="P78">Program był podzielony na pliki.</text:p>
        </text:list-item>
        <text:list-item>
          <text:p text:style-name="P80"><text:span text:style-name="T126">Program nie zawierał</text:span> zmiennych globalnych.</text:p>
        </text:list-item>
        <text:list-item>
          <text:p text:style-name="P81">Umożliwić zapis i odczyt dynamicznej struktury z dysku(binarny).</text:p>
        </text:list-item>
        <text:list-item>
          <text:p text:style-name="P86"><text:span text:style-name="T11">P</text:span><text:span text:style-name="T7">odanie przy uruchomieniu programu nazwy pliku z zapisem, </text:span><text:span text:style-name="T43">powodowało</text:span><text:span text:style-name="T7"> wczyta</text:span><text:span text:style-name="T43">nie</text:span><text:span text:style-name="T7"> na starcie dan</text:span><text:span text:style-name="T43">ego</text:span><text:span text:style-name="T7"> plik.</text:span></text:p>
        </text:list-item>
        <text:list-item>
          <text:p text:style-name="P77"><text:span text:style-name="T34">Wymyślić i obsłużyć dodatkowe dwa parametry ur</text:span><text:span text:style-name="T12">u</text:span><text:span text:style-name="T34">chomienia.</text:span></text:p>
        </text:list-item>
      </text:list>
      <text:h text:style-name="Heading_20_1" text:outline-level="1"><text:bookmark-start text:name="_Toc468839962"/>Organizacja danych<text:bookmark-end text:name="_Toc468839962"/> <text:span text:style-name="T132">w programie</text:span><text:bookmark text:name="_Toc468839966"/></text:h>
      <text:p text:style-name="Standard"><text:span text:style-name="T7">W programie dane przechowywane są w strukturach dynamicznych, gdyż nie można z góry założyć ile danych zostanie wprowadzonych do </text:span><text:span text:style-name="T13">biblioteki.</text:span><text:span text:style-name="T7"> Konkretnie zastosowałem </text:span><text:span text:style-name="T13">dynamicznie alokowana tablica wskaźników na pierwsze elementy stosów</text:span><text:span text:style-name="T7">.</text:span></text:p>
      <text:h text:style-name="Heading_20_2" text:outline-level="2"><text:bookmark-start text:name="_Toc468839967"/>S<text:bookmark-end text:name="_Toc468839967"/>tos mądrości</text:h>
      <text:p text:style-name="Standard"><text:span text:style-name="T7">Struktura przechowująca dane jedne</text:span><text:span text:style-name="T14">j</text:span><text:span text:style-name="T7"> </text:span><text:span text:style-name="T14">tabliczki</text:span><text:span text:style-name="T7"> wygląda następująco:</text:span></text:p>
      <text:p text:style-name="P41"><text:span text:style-name="T91">struct </text:span><text:span text:style-name="T92">stos</text:span><text:span text:style-name="T91">{</text:span></text:p>
      <text:p text:style-name="P41"><text:span text:style-name="T91"><text:tab/></text:span><text:span text:style-name="T92">char *kategoria</text:span><text:span text:style-name="T93">;</text:span></text:p>
      <text:p text:style-name="P41"><text:span text:style-name="T93"><text:tab/>char *</text:span><text:span text:style-name="T94">madrosc;</text:span></text:p>
      <text:p text:style-name="P41"><text:span text:style-name="T93"><text:tab/></text:span><text:span text:style-name="T94">char *dowolne;</text:span></text:p>
      <text:p text:style-name="P42"><text:span text:style-name="T93"><text:tab/></text:span><text:span text:style-name="T94">struct stos</text:span><text:span text:style-name="T93"> *next;</text:span></text:p>
      <text:p text:style-name="P69">};</text:p>
      <text:p text:style-name="Standard"><text:span text:style-name="T15">Z</text:span><text:span text:style-name="T7">mienne zostały </text:span><text:span text:style-name="T45">nazwane zgodnie z</text:span><text:span text:style-name="T7"> danymi, do przechowywania których zostały powołane.</text:span></text:p>
      <text:p text:style-name="Standard"><text:span text:style-name="T7">Ostatni wiersz w strukturze odpowiada za połączenie jej z kolejną strukturą, która przechowuje wartości dla kolej</text:span><text:span text:style-name="T15">nej</text:span><text:span text:style-name="T7"> </text:span><text:span text:style-name="T15">mądrości</text:span><text:span text:style-name="T7">. </text:span></text:p>
      <text:p text:style-name="Standard"><text:span text:style-name="T7">Typ </text:span><text:span text:style-name="T64">s</text:span><text:span text:style-name="T62">tosik</text:span><text:span text:style-name="T7"> został zdefiniowany poleceniem </text:span><text:span text:style-name="T61">typedef struct </text:span><text:span text:style-name="T62">stos</text:span><text:span text:style-name="T61"> </text:span><text:span text:style-name="T62">stosik</text:span><text:span text:style-name="T61">;</text:span><text:span text:style-name="T7"> w celu łatwiejszego pisania kodu i </text:span><text:span text:style-name="T44">tworzenia</text:span><text:span text:style-name="T7"> struktur w dalszych częściach programu.</text:span></text:p>
      <text:h text:style-name="Heading_20_1" text:outline-level="1"><text:bookmark-start text:name="_Toc468839969"/>Podział programu na pliki<text:bookmark-end text:name="_Toc468839969"/></text:h>
      <text:p text:style-name="Standard"><text:span text:style-name="T7">Program jest </text:span><text:span text:style-name="T16">podzielony na pliki</text:span><text:span text:style-name="T7">. Dokładny podział wraz z opisem zawartości każdego pliku znajduje się poniżej.</text:span></text:p>
      <text:h text:style-name="Heading_20_2" text:outline-level="2"><text:bookmark-start text:name="_Toc468839970"/>Plik nagłówkowy „<text:span text:style-name="T103">Wirtualna_biblioteka</text:span>.h”<text:bookmark-end text:name="_Toc468839970"/></text:h>
      <text:p text:style-name="Standard"><text:span text:style-name="T7">Program posiada wiele funkcji, które muszą ze sobą współpracować i nawzajem się wywoływać. Aby wyeliminować możliwość wywołania funkcji zdefiniowanej w kolejnej linii, niż wywołująca, wprowadziłem plik nagłówkowy. Zawiera on deklaracje wszystkich funkcji programu, a także poleceni</text:span><text:span text:style-name="T17">e</text:span><text:span text:style-name="T7"> </text:span><text:span text:style-name="T61">typedef</text:span><text:span text:style-name="T7"> dla </text:span><text:span text:style-name="T17">stosu użytego w</text:span><text:span text:style-name="T7"> programie.</text:span></text:p>
      <text:h text:style-name="Heading_20_2" text:outline-level="2"><text:bookmark-start text:name="_Toc468839971"/><text:soft-page-break/>Plik „<text:span text:style-name="T104">Zarządzanie</text:span>.c”<text:bookmark-end text:name="_Toc468839971"/></text:h>
      <text:p text:style-name="Standard"><text:span text:style-name="T7">W pliku tym zdefiniowano funkcje modyfikujące</text:span><text:span text:style-name="T18"> i zarządzające</text:span><text:span text:style-name="T7"> dan</text:span><text:span text:style-name="T18">ymi</text:span><text:span text:style-name="T7"> w strukturach </text:span><text:span text:style-name="T21">oraz funkcje sprawdzająca poprawność wpisanych danych.</text:span></text:p>
      <text:p text:style-name="P26"><text:span text:style-name="T7">Owe </text:span><text:span text:style-name="T21">funkcje</text:span><text:span text:style-name="T7"> to:</text:span></text:p>
      <text:list xml:id="list1178858675323329888" text:style-name="WWNum27">
        <text:list-item>
          <text:p text:style-name="P82">Wyświetlanie danych znajdujących się w bibliotece</text:p>
        </text:list-item>
        <text:list-item>
          <text:p text:style-name="P88"><text:span text:style-name="T19">D</text:span><text:span text:style-name="T20">odawanie kategorii</text:span></text:p>
        </text:list-item>
        <text:list-item>
          <text:p text:style-name="P90"><text:span text:style-name="T7">Edycja </text:span><text:span text:style-name="T19">kategorii</text:span></text:p>
        </text:list-item>
        <text:list-item>
          <text:p text:style-name="P87"><text:span text:style-name="T7">Usuwanie </text:span><text:span text:style-name="T20">kategorii</text:span></text:p>
        </text:list-item>
        <text:list-item>
          <text:p text:style-name="P87"><text:span text:style-name="T7">Dodawanie </text:span><text:span text:style-name="T20">mądrości</text:span></text:p>
        </text:list-item>
        <text:list-item>
          <text:p text:style-name="P91"><text:span text:style-name="T7">Edytowanie </text:span><text:span text:style-name="T20">mądrości</text:span></text:p>
        </text:list-item>
        <text:list-item>
          <text:p text:style-name="P83">Usuwanie mądrości</text:p>
        </text:list-item>
        <text:list-item>
          <text:p text:style-name="P84">Dodanie dodatkowego pola</text:p>
        </text:list-item>
        <text:list-item>
          <text:p text:style-name="P84">Edycja dodatkowego pola</text:p>
        </text:list-item>
        <text:list-item>
          <text:p text:style-name="P84">Usuwanie dodatkowego pola</text:p>
        </text:list-item>
        <text:list-item>
          <text:p text:style-name="P89"><text:span text:style-name="T21">Sprawdzanie czy wprowadzany tekst jest pusty </text:span><text:span text:style-name="T60">lub</text:span><text:span text:style-name="T21"> zaczyna się od spacji </text:span></text:p>
        </text:list-item>
      </text:list>
      <text:h text:style-name="Heading_20_2" text:outline-level="2"><text:bookmark-start text:name="_Toc468839972"/>Plik „<text:span text:style-name="T105">pliki.</text:span>c”<text:bookmark-end text:name="_Toc468839972"/></text:h>
      <text:p text:style-name="Standard"><text:span text:style-name="T7">W tym pliku zdefiniowano funkcje odpowiadające za </text:span><text:span text:style-name="T22">zapisywanie i odczytywanie </text:span><text:span text:style-name="T46">danych</text:span><text:span text:style-name="T22"> z pliku</text:span><text:span text:style-name="T7">. </text:span></text:p>
      <text:h text:style-name="Heading_20_2" text:outline-level="2"><text:bookmark-start text:name="_Toc468839973"/>Plik „<text:span text:style-name="T106">parametry</text:span>.c”<text:bookmark-end text:name="_Toc468839973"/></text:h>
      <text:p text:style-name="Standard"><text:span text:style-name="T7">W tym pliku znajdziemy </text:span><text:span text:style-name="T22">funkcje odpowiedzialne za obsługiwanie parametrów uruchamiania</text:span><text:span text:style-name="T7">.</text:span></text:p>
      <text:h text:style-name="Heading_20_2" text:outline-level="2"><text:bookmark-start text:name="_Toc468839974"/>Plik „<text:span text:style-name="T107">Main</text:span>.c”<text:bookmark-end text:name="_Toc468839974"/></text:h>
      <text:p text:style-name="Standard"><text:span text:style-name="T7">Jest to główny plik programu zawierający jedynie funkcję </text:span><text:span text:style-name="T61">main</text:span><text:span text:style-name="T7">. To w niej odbywa się dokonywanie wyborów przez użytkownika, wywoływanie innych funkcji </text:span><text:span text:style-name="T23">oraz obsługiwanie parametrów uruchomienia.</text:span></text:p>
      <text:h text:style-name="Heading_20_1" text:outline-level="1">Parametry ur<text:span text:style-name="T108">u</text:span>chomienia</text:h>
      <text:p text:style-name="P19">Program jest wykonany tak, aby działać niezależnie od ilości i kolejności wprowadzonych parametrów.</text:p>
      <text:p text:style-name="P20">Obsługiwaniem parametrów zajmuje się funkcja <text:span text:style-name="T113">main</text:span><text:span text:style-name="T120">, </text:span><text:span text:style-name="T121">przekierowując podane parametry do funkcji </text:span><text:span text:style-name="T114">rozmiar</text:span><text:span text:style-name="T121">, </text:span><text:span text:style-name="T114">info</text:span><text:span text:style-name="T121"> oraz </text:span><text:span text:style-name="T114">wczytaj</text:span><text:span text:style-name="T120">.</text:span> </text:p>
      <text:h text:style-name="P47" text:outline-level="2">„rozmiar”</text:h>
      <text:p text:style-name="P6"><text:span text:style-name="T7">Podanie wymienionego w nagłówku parametru przy uruchamianiu programu, odblokuje użytkownikowi dostęp do dodatkowej funkcji w </text:span><text:span text:style-name="T24">głównym</text:span><text:span text:style-name="T7"> menu odpowiedzialnej za wyświetlenie ilość kategorii i mądrości w bibliotece</text:span></text:p>
      <text:h text:style-name="P48" text:outline-level="2">„info”</text:h>
      <text:p text:style-name="P6"><text:span text:style-name="T7">Podanie wymienionego w nagłówku parametru przy uruchamian</text:span><text:span text:style-name="T24">iu programu, wyświetli użytkownikowi informacje o projekcie oraz zależnie od wyboru użytkownika działanie programu </text:span><text:span text:style-name="T47">oraz</text:span><text:span text:style-name="T24"> możliwości jakie </text:span><text:span text:style-name="T50">użytkownik</text:span><text:span text:style-name="T48"> w nim</text:span><text:span text:style-name="T24"> posiada.</text:span></text:p>
      <text:h text:style-name="P49" text:outline-level="2">Nazwa pliku </text:h>
      <text:p text:style-name="P18">Pierwszy w kolejności parametr nie będący zgodny z dwoma wymienionymi wcześniej zostanie potraktowany jako nazwa pliku z którego program wczyta dane.</text:p>
      <text:p text:style-name="Text_20_body"/>
      <text:h text:style-name="Heading_20_1" text:outline-level="1"><text:bookmark-start text:name="_Toc468839975"/><text:soft-page-break/>Działanie programu<text:bookmark-end text:name="_Toc468839975"/></text:h>
      <text:p text:style-name="Standard"><text:span text:style-name="T25">Program po uruchomieniu</text:span><text:span text:style-name="T7"> wyświetla listę dostępnych opcji (menu główne):</text:span></text:p>
      <text:p text:style-name="P60"><text:span text:style-name="s1"><text:span text:style-name="T96">Wir</text:span></text:span><text:span text:style-name="s1"><text:span text:style-name="T100">t</text:span></text:span><text:span text:style-name="s1"><text:span text:style-name="T96">ualna biblioteka przemadrych madrosci</text:span></text:span></text:p>
      <text:p text:style-name="P60"><text:span text:style-name="s1"><text:span text:style-name="T96">-----------------------------------------</text:span></text:span></text:p>
      <text:p text:style-name="p1"><text:span text:style-name="s1"><text:span text:style-name="T96">[1]</text:span></text:span><text:span text:style-name="s1"><text:span text:style-name="T95"> </text:span></text:span><text:span text:style-name="s1"><text:span text:style-name="T96">Pokaz madrosci</text:span></text:span></text:p>
      <text:p text:style-name="P60"><text:span text:style-name="s1"><text:span text:style-name="T96">[2]</text:span></text:span><text:span text:style-name="s1"><text:span text:style-name="T95"> </text:span></text:span><text:span text:style-name="s1"><text:span text:style-name="T96">Dodaj kategorie (pozostalo uzyc: 3)</text:span></text:span></text:p>
      <text:p text:style-name="p1"><text:span text:style-name="s1"><text:span text:style-name="T96">[3]</text:span></text:span><text:span text:style-name="s1"><text:span text:style-name="T95"> </text:span></text:span><text:span text:style-name="s1"><text:span text:style-name="T96">Dodaj madrosc</text:span></text:span></text:p>
      <text:p text:style-name="p1"><text:span text:style-name="s1"><text:span text:style-name="T96">[4]</text:span></text:span><text:span text:style-name="s1"><text:span text:style-name="T95"> </text:span></text:span><text:span text:style-name="s1"><text:span text:style-name="T96">Usun kategorie</text:span></text:span></text:p>
      <text:p text:style-name="p1"><text:span text:style-name="s1"><text:span text:style-name="T96">[5]</text:span></text:span><text:span text:style-name="s1"><text:span text:style-name="T95"> </text:span></text:span><text:span text:style-name="s1"><text:span text:style-name="T96">Zmien nazwe kategorii</text:span></text:span></text:p>
      <text:p text:style-name="P60"><text:span text:style-name="s1"><text:span text:style-name="T96">-----------------------------------------</text:span></text:span></text:p>
      <text:p text:style-name="p1"><text:span text:style-name="s1"><text:span text:style-name="T96">[6]</text:span></text:span><text:span text:style-name="s1"><text:span text:style-name="T95"> Z</text:span></text:span><text:span text:style-name="s1"><text:span text:style-name="T96">apisz i wyjdz</text:span></text:span></text:p>
      <text:p text:style-name="p1"><text:span text:style-name="s1"><text:span text:style-name="T96">[7]</text:span></text:span><text:span text:style-name="s1"><text:span text:style-name="T95"> </text:span></text:span><text:span text:style-name="s1"><text:span text:style-name="T96">Wyjdz</text:span></text:span></text:p>
      <text:p text:style-name="P7"><text:span text:style-name="T26">Z </text:span><text:span text:style-name="T7">tego miejsca użytkownik może dokonać </text:span><text:span text:style-name="T49">wybrać</text:span><text:span text:style-name="T7"> jedn</text:span><text:span text:style-name="T49">ą </text:span><text:span text:style-name="T7">z wypisanych czynności. Wyboru dokonuje poprzez podanie odpowiedniego numeru opcji. Po wykonaniu zadania opatrzonego każdym z powyższych numerów, program wraca do menu głównego (poza opcj</text:span><text:span text:style-name="T27">ami</text:span><text:span text:style-name="T7"> </text:span><text:span text:style-name="T63">„</text:span><text:span text:style-name="T69">6</text:span><text:span text:style-name="T63">”</text:span><text:span text:style-name="T7"> </text:span><text:span text:style-name="T27">i </text:span><text:span text:style-name="T69">„7”</text:span><text:span text:style-name="T7">, któr</text:span><text:span text:style-name="T27">e</text:span><text:span text:style-name="T7"> </text:span><text:span text:style-name="T27">kończą działanie</text:span><text:span text:style-name="T7"> programu).</text:span></text:p>
      <text:p text:style-name="P10">W przypadku podania parametru uruchomienia <text:span text:style-name="T113">„info”</text:span> program przed wyświetleniem menu, wyświetli informacje o projekcie.</text:p>
      <text:p text:style-name="P11">W przypadku podania parametru uruchomienia <text:span text:style-name="T113">„rozmiar”</text:span> program odblokowuje użytkownikowi dodatkową opcje w menu głównym:</text:p>
      <text:p text:style-name="P67"><text:span text:style-name="s1"><text:span text:style-name="T96">[0]</text:span></text:span><text:span text:style-name="s1"><text:span text:style-name="T97"> </text:span></text:span><text:span text:style-name="s1"><text:span text:style-name="T96">Pokaz rozmiar biblioteki </text:span></text:span></text:p>
      <text:h text:style-name="Heading_20_2" text:outline-level="2"><text:bookmark-start text:name="_Toc468839976"/>Wyświetlanie <text:bookmark-end text:name="_Toc468839976"/><text:span text:style-name="T109">Kategorii oraz mądrości</text:span></text:h>
      <text:p text:style-name="Standard"><text:span text:style-name="T7">Funkcja: </text:span><text:span text:style-name="T71">wyswietl</text:span></text:p>
      <text:p text:style-name="P31"><text:span text:style-name="T7">Po wybraniu tej opcji, użytkownik będzie poproszony o wybór </text:span><text:span text:style-name="T29">kategorii</text:span><text:span text:style-name="T7">, </text:span><text:span text:style-name="T28">po dokonaniu wyboru program wypisze </text:span><text:span text:style-name="T51">użytkownikowi</text:span><text:span text:style-name="T28"> pierwsz</text:span><text:span text:style-name="T59">ą</text:span><text:span text:style-name="T28"> </text:span><text:span text:style-name="T51">mądrość</text:span><text:span text:style-name="T28"> z wybranej kategorii oraz udostępni następujące opcje:</text:span></text:p>
      <text:p text:style-name="P61"><text:span text:style-name="s1"><text:span text:style-name="T101">[1] Nastepna madrosc</text:span></text:span></text:p>
      <text:p text:style-name="P61"><text:span text:style-name="s1"><text:span text:style-name="T101">[2] Usun madrosc</text:span></text:span></text:p>
      <text:p text:style-name="P61"><text:span text:style-name="s1"><text:span text:style-name="T101">[3] Edytuj</text:span></text:span></text:p>
      <text:p text:style-name="P61"><text:span text:style-name="s1"><text:span text:style-name="T101">[4] Cofnij do menu</text:span></text:span></text:p>
      <text:p text:style-name="P61"><text:span text:style-name="s1"><text:span text:style-name="T102"/></text:span></text:p>
      <text:h text:style-name="P55" text:outline-level="2"><text:span text:style-name="s1"><text:span text:style-name="T118">Sprawdzanie poprawności danych wprowadzanych prze użytkownika</text:span></text:span></text:h>
      <text:p text:style-name="P33"><text:span text:style-name="s1"><text:span text:style-name="T7">Funkcja: </text:span></text:span><text:span text:style-name="s1"><text:span text:style-name="T79">wprowadzanie</text:span></text:span></text:p>
      <text:p text:style-name="P17"><text:span text:style-name="s1"><text:span text:style-name="T118">Funkcja sprawdza czy wprowadzane przez użytkownika dane zaczynają się od spacji lub są puste </text:span></text:span></text:p>
      <text:p text:style-name="P17"><text:span text:style-name="s1"><text:span text:style-name="T118">W przypadku napotkania jednej z wymienionych wyżej sytuacji, funkcja wyświetla stosowny komunikat i prosi użytkownika o ponowne podanie danych.</text:span></text:span></text:p>
      <text:h text:style-name="Heading_20_2" text:outline-level="2"><text:bookmark-start text:name="_Toc468839978"/>Dodawanie <text:bookmark-end text:name="_Toc468839978"/><text:span text:style-name="T111">kategorii</text:span></text:h>
      <text:p text:style-name="Standard"><text:span text:style-name="T7">Funkcja: </text:span><text:span text:style-name="T72">dodaj_kategorie</text:span></text:p>
      <text:p text:style-name="P12">Po wybraniu tej opcji, <text:span text:style-name="T111">funkcja sprawdza czy nie przekroczono limitu dodań, w przypadku wyniku pozytywnego, funkcja wyświetla stosowny komunikat i cofa użytkownika do menu głównego. </text:span></text:p>
      <text:p text:style-name="P12"><text:span text:style-name="T111">W przeciwnym przypadku </text:span>użytkownik jest proszony o podanie <text:span text:style-name="T111">nazwy nowej kategorii.</text:span></text:p>
      <text:p text:style-name="P14">Jeżeli podana nazwa znajduje się już w bibliotece, program wyświetla stosowny komunikat i</text:p>
      <text:p text:style-name="P13">cofa użytkownika do menu głównego.</text:p>
      <text:p text:style-name="P29"><text:soft-page-break/><text:span text:style-name="T7">Następnie program </text:span><text:span text:style-name="T30">prosi użytkownika o podanie mądrości, </text:span><text:span text:style-name="T52">po czym</text:span><text:span text:style-name="T30"> pyta </text:span><text:span text:style-name="T53">użytkownika</text:span><text:span text:style-name="T30"> czy chce dodać dodatkowe pole, w przypadku </text:span><text:span text:style-name="T53">zgody</text:span><text:span text:style-name="T30"> </text:span><text:span text:style-name="T53">użytkownik</text:span><text:span text:style-name="T30"> proszony jest o podanie zawartości.</text:span></text:p>
      <text:p text:style-name="P32"><text:span text:style-name="T30">P</text:span><text:span text:style-name="T35">o dodaniu kategorii licznik możliwych dodań(domyślnie ustawiony na 3) jest zmniejszony o jeden.</text:span></text:p>
      <text:h text:style-name="P50" text:outline-level="2"><text:bookmark text:name="_Toc468839979"/>Dodawanie <text:span text:style-name="T131">mądrości</text:span></text:h>
      <text:p text:style-name="Standard"><text:span text:style-name="T7">Funkcja: </text:span><text:span text:style-name="T73">dodaj_tabliczke</text:span></text:p>
      <text:p text:style-name="P27"><text:span text:style-name="T7">Po wybraniu tej opcji, użytkownik </text:span><text:span text:style-name="T31">proszony jest </text:span><text:span text:style-name="T7">o wybór </text:span><text:span text:style-name="T29">kategorii </text:span><text:span text:style-name="T31">do której chce dodać mądrość.</text:span></text:p>
      <text:p text:style-name="P27"><text:span text:style-name="T7">Po </text:span><text:span text:style-name="T31">dokonaniu wyboru,</text:span><text:span text:style-name="T7"> </text:span><text:span text:style-name="T32">program </text:span><text:span text:style-name="T30">prosi użytkownika o podanie mądrości, następnie pyta </text:span><text:span text:style-name="T31">użytkownika</text:span><text:span text:style-name="T30"> czy chce dodać dodatkowe pole, w przypadku </text:span><text:span text:style-name="T54">zgody</text:span><text:span text:style-name="T30"> </text:span><text:span text:style-name="T31">użytkownik</text:span><text:span text:style-name="T30"> proszony jest o podanie zawartości.</text:span></text:p>
      <text:h text:style-name="P51" text:outline-level="2"><text:bookmark text:name="_Toc468839980"/>Usu<text:span text:style-name="T112">wanie</text:span> kategori<text:span text:style-name="T112">i</text:span></text:h>
      <text:p text:style-name="Standard"><text:span text:style-name="T7">Funkcja: </text:span><text:span text:style-name="T74">usun_kat</text:span></text:p>
      <text:p text:style-name="P15">Po wybraniu tej opcji, użytkownik może cofnąć się do menu, lub wskazać kategorie, któr<text:span text:style-name="T127">ą</text:span> chce usunąć.</text:p>
      <text:p text:style-name="P16">Po <text:span text:style-name="T130">usunięciu</text:span> kategorii licznik dodań<text:span text:style-name="T128">(domyślnie ustawiony na 3)</text:span> jest zwiększany o 1.</text:p>
      <text:p text:style-name="P28"><text:span text:style-name="T7">W przypadku, gdy biblioteka jest </text:span><text:span text:style-name="T33">pusta,</text:span><text:span text:style-name="T7"> wyświetlany jest stosowny komunikat.</text:span></text:p>
      <text:h text:style-name="P52" text:outline-level="2"><text:bookmark-start text:name="_Toc468839981"/>U<text:bookmark-end text:name="_Toc468839981"/>suwanie <text:span text:style-name="T119">mądrości</text:span></text:h>
      <text:p text:style-name="Standard"><text:span text:style-name="T7">Funkcja: </text:span><text:span text:style-name="T75">usun_madr</text:span></text:p>
      <text:p text:style-name="P24">Dostęp do tej funkcji uzyskiwany jest poprzez inn<text:span text:style-name="T129">ą</text:span> funkcje <text:span text:style-name="T113">wyswietl</text:span>, dopiero po dostaniu się do odpowiedniej mądrości, użytkownik ma możliwość usunięcia jej.</text:p>
      <text:p text:style-name="P24">W przypadku, gdy usuwana mądrość jest jedyna w danej kategorii, <text:span text:style-name="T116">program wyświetla komunikat oznajmujący użytkownikowi, że usuniecie tej mądrości spowoduje usuniecie całej kategorii oraz udostępnia użytkownikowi opcje potwierdzenia swojego wyboru lub cofnięcia się do menu głównego.</text:span></text:p>
      <text:h text:style-name="P53" text:outline-level="2"><text:bookmark text:name="_Toc468839982"/>Zmienianie nazwy kategorii</text:h>
      <text:p text:style-name="Standard"><text:span text:style-name="T7">Funkcja: </text:span><text:span text:style-name="T76">edytuj_kat</text:span></text:p>
      <text:p text:style-name="P9">Po wybraniu tej opcji, użytkownik proszony jest <text:span text:style-name="T117">o wskazanie kategorii, której nazwę chce zmienić, następnie program prosi użytkownika o podanie nowej nazwy, w przypadku gdy nowo wprowadzona nazwa znajduje się już w bibliotece program wyświetla stosowny komunikat i odsyła użytkownika do menu głównego.</text:span></text:p>
      <text:h text:style-name="P54" text:outline-level="2"><text:bookmark-start text:name="_Toc468839983"/>E<text:bookmark-end text:name="_Toc468839983"/>dytowanie <text:span text:style-name="T119">mądrości</text:span></text:h>
      <text:p text:style-name="Standard"><text:span text:style-name="T7">Funkcja: </text:span><text:span text:style-name="T77">edytuj_ma</text:span><text:span text:style-name="T78">dr</text:span></text:p>
      <text:p text:style-name="P30"><text:span text:style-name="T83">Dostęp do tej funkcji uzyskiwany jest poprzez inna funkcje </text:span><text:span text:style-name="T65">wyswietl</text:span><text:span text:style-name="T83">, dopiero po dostaniu się do odpowiedniej mądrości użytkownik ma możliwość </text:span><text:span text:style-name="T84">edytowania jej poprzez następujące opcje:</text:span></text:p>
      <text:list xml:id="list1061336185348574271" text:style-name="L1">
        <text:list-item>
          <text:p text:style-name="P70">Przypadek w którym mądrość zawiera dodatkowe pole:</text:p>
        </text:list-item>
      </text:list>
      <text:p text:style-name="P62"><text:span text:style-name="s1"><text:span text:style-name="T96">[</text:span></text:span><text:span text:style-name="s1"><text:span text:style-name="T95">1</text:span></text:span><text:span text:style-name="s1"><text:span text:style-name="T96">]</text:span></text:span><text:span text:style-name="s1"><text:span text:style-name="T95"> Zmien dodatkowe pole</text:span></text:span></text:p>
      <text:p text:style-name="P62"><text:span text:style-name="s1"><text:span text:style-name="T95">[2] </text:span></text:span><text:span text:style-name="s1"><text:span text:style-name="T99">U</text:span></text:span><text:span text:style-name="s1"><text:span text:style-name="T95">sun dodatkowe pole</text:span></text:span></text:p>
      <text:p text:style-name="P62"><text:span text:style-name="s1"><text:span text:style-name="T95">[3] </text:span></text:span><text:span text:style-name="s1"><text:span text:style-name="T99">Z</text:span></text:span><text:span text:style-name="s1"><text:span text:style-name="T95">mien zawartosc madrosci</text:span></text:span></text:p>
      <text:p text:style-name="P65"><text:span text:style-name="s1"><text:span text:style-name="T96">----------------------------</text:span></text:span></text:p>
      <text:p text:style-name="P65"><text:span text:style-name="s1"><text:span text:style-name="T96">[</text:span></text:span><text:span text:style-name="s1"><text:span text:style-name="T98">4</text:span></text:span><text:span text:style-name="s1"><text:span text:style-name="T96">]</text:span></text:span><text:span text:style-name="s1"><text:span text:style-name="T95"> </text:span></text:span><text:span text:style-name="s1"><text:span text:style-name="T98">Cofnij</text:span></text:span></text:p>
      <text:p text:style-name="P65"><text:soft-page-break/><text:span text:style-name="s1"><text:span text:style-name="T98"/></text:span></text:p>
      <text:list xml:id="list225552525822572" text:continue-numbering="true" text:style-name="L1">
        <text:list-item>
          <text:p text:style-name="P73"><text:span text:style-name="s1"><text:span text:style-name="T82">Przypadek w którym mądrość </text:span></text:span><text:span text:style-name="s1"><text:span text:style-name="T85">nie</text:span></text:span><text:span text:style-name="s1"><text:span text:style-name="T82"> zawiera dodatkowe</text:span></text:span><text:span text:style-name="s1"><text:span text:style-name="T85">go</text:span></text:span><text:span text:style-name="s1"><text:span text:style-name="T82"> pol</text:span></text:span><text:span text:style-name="s1"><text:span text:style-name="T85">a</text:span></text:span><text:span text:style-name="s1"><text:span text:style-name="T82">:</text:span></text:span></text:p>
        </text:list-item>
      </text:list>
      <text:p text:style-name="P64"><text:span text:style-name="s1"><text:span text:style-name="T99">[1] Dodaj dodatkowe pole</text:span></text:span></text:p>
      <text:p text:style-name="P63"><text:span text:style-name="s1"><text:span text:style-name="T95">[</text:span></text:span><text:span text:style-name="s1"><text:span text:style-name="T99">2</text:span></text:span><text:span text:style-name="s1"><text:span text:style-name="T95">] </text:span></text:span><text:span text:style-name="s1"><text:span text:style-name="T99">Z</text:span></text:span><text:span text:style-name="s1"><text:span text:style-name="T95">mien zawartosc madrosci</text:span></text:span></text:p>
      <text:p text:style-name="P66"><text:span text:style-name="s1"><text:span text:style-name="T96">----------------------------</text:span></text:span></text:p>
      <text:p text:style-name="P66"><text:span text:style-name="s1"><text:span text:style-name="T96">[</text:span></text:span><text:span text:style-name="s1"><text:span text:style-name="T99">3</text:span></text:span><text:span text:style-name="s1"><text:span text:style-name="T96">]</text:span></text:span><text:span text:style-name="s1"><text:span text:style-name="T95"> </text:span></text:span><text:span text:style-name="s1"><text:span text:style-name="T98">Cofnij</text:span></text:span></text:p>
      <text:p text:style-name="P66"><text:span text:style-name="s1"><text:span text:style-name="T98"/></text:span></text:p>
      <text:p text:style-name="P34"><text:span text:style-name="s1"><text:span text:style-name="T86">W przypadku wybrania opcji zmiany, dodania dodatkowe</text:span></text:span><text:span text:style-name="s1"><text:span text:style-name="T89">go</text:span></text:span><text:span text:style-name="s1"><text:span text:style-name="T86"> pola lub zmiany zawartości mądrości</text:span></text:span><text:span text:style-name="s1"><text:span text:style-name="T90">,</text:span></text:span><text:span text:style-name="s1"><text:span text:style-name="T86"> program prosi użytkownika o podanie docelowej zawartości zmienianego pola.</text:span></text:span></text:p>
      <text:h text:style-name="P56" text:outline-level="2"><text:bookmark-start text:name="_Toc468839984"/>Wyświetlanie<text:bookmark-end text:name="_Toc468839984"/> informacji o projekcie</text:h>
      <text:p text:style-name="Standard"><text:span text:style-name="T7">Funkcja: </text:span><text:span text:style-name="T80">info</text:span></text:p>
      <text:p text:style-name="P23">Funkcja uruchamia się przed wyświetleniem głównego menu, wypisując użytkownikowi informacje o programie, następnie użytkownik może zdecydować między przejściem do głównego menu oraz wyświetlenia informacji na temat działania programu oraz możliwości użytkownika.</text:p>
      <text:p text:style-name="P21"><text:span text:style-name="T113">Uwaga: </text:span><text:span text:style-name="T120">Funkcja uruchamia się tylko w przypadku podania parametru „info” podczas uruchamiania programu.</text:span></text:p>
      <text:h text:style-name="P56" text:outline-level="2"><text:bookmark-start text:name="_Toc468839985"/>Wyświetlanie<text:bookmark-end text:name="_Toc468839985"/> rozmiaru biblioteki</text:h>
      <text:p text:style-name="Standard"><text:span text:style-name="T7">Funkcja: </text:span><text:span text:style-name="T80">rozmiar</text:span></text:p>
      <text:p text:style-name="P35"><text:span text:style-name="T36">Funkcja wyświetl</text:span><text:span text:style-name="T37">a</text:span><text:span text:style-name="T36"> informacje o rozmiarze biblioteki (ilość kategorii) , </text:span><text:span text:style-name="T56">a następnie </text:span><text:span text:style-name="T57">użytkownik</text:span><text:span text:style-name="T56"> podejmuje </text:span><text:span text:style-name="T57">decyzje</text:span><text:span text:style-name="T36"> <text:s/></text:span><text:span text:style-name="T57">o powrocie</text:span><text:span text:style-name="T36"> do menu lub wyświetl</text:span><text:span text:style-name="T58">eniu</text:span><text:span text:style-name="T36"> informacj</text:span><text:span text:style-name="T58">i</text:span><text:span text:style-name="T36"> na temat ilości mądrości zawartych w poszczególnych kategoriach. <text:s/></text:span></text:p>
      <text:p text:style-name="P35"><text:span text:style-name="T70">Uwaga:</text:span><text:span text:style-name="T36"> Funkcja jest dostępna tylko w przypadku podania parametru „rozmiar” podczas uruchamiania programu.</text:span></text:p>
      <text:h text:style-name="P57" text:outline-level="2">Wczytywanie danych z pliku</text:h>
      <text:p text:style-name="P36"><text:span text:style-name="T7">Funkcja: </text:span><text:span text:style-name="T63">wczytaj</text:span></text:p>
      <text:p text:style-name="P25">Funkcja wczytuje dane z pliku o nazwie będącej pierwszym parametrem nie zgodnym z „info” oraz „rozmiar”. </text:p>
      <text:p text:style-name="P38"><text:span text:style-name="T7">W przypadku </text:span><text:span text:style-name="T38">nie podania parametru z nazwa pliku lub podania pliku </text:span><text:span text:style-name="T7">nie </text:span><text:span text:style-name="T38">istniejącego,</text:span><text:span text:style-name="T7"> </text:span><text:span text:style-name="T38">bądź </text:span><text:span text:style-name="T7">pustego program wykonuje się dla pustej biblioteki.</text:span></text:p>
      <text:p text:style-name="P39"><text:span text:style-name="T7">Program wczytuje pierwszy i tylko pierwszy parametr nie będący zgodny z „info” i „rozmiar”.</text:span><text:span text:style-name="T55">W</text:span><text:span text:style-name="T7"> przypadku podania dwóch parametrów z nazw</text:span><text:span text:style-name="T39">ą</text:span><text:span text:style-name="T7"> pliku, funkcja wczyta tylko pierwszy, a następne zignoruje.</text:span></text:p>
      <text:h text:style-name="P58" text:outline-level="2"><text:span text:style-name="T123">zapisywanie</text:span> danych <text:span text:style-name="T123">do</text:span> pliku</text:h>
      <text:p text:style-name="P37"><text:span text:style-name="T7">Funkcja: </text:span><text:span text:style-name="T66">zapisz</text:span></text:p>
      <text:p text:style-name="P40"><text:span text:style-name="T7">Funkcja zapisuje dane do pliku o nazwie </text:span><text:span text:style-name="T40">będącej pierwszym parametrem nie zgodnym z „info” oraz „rozmiar”. </text:span></text:p>
      <text:p text:style-name="P40"><text:span text:style-name="T40">W </text:span><text:span text:style-name="T7">przypadku podania pliku nie istniejącego lub nie podania parametru, funkcja pyta użytkownika o nazwę pliku w którym chce zapisać dane.</text:span></text:p>
      <text:h text:style-name="Heading_20_1" text:outline-level="1"><text:bookmark-start text:name="_Toc468839986"/>Koniec pracy z programem<text:bookmark-end text:name="_Toc468839986"/></text:h>
      <text:p text:style-name="Standard"><text:span text:style-name="T7">Po skończonej pracy z </text:span><text:span text:style-name="T41">biblioteką</text:span><text:span text:style-name="T7">, należy zamknąć program, wybierając </text:span><text:span text:style-name="T81">6 </text:span><text:span text:style-name="T87">(przypadek, gdy chcemy </text:span><text:span text:style-name="T88">zapisać</text:span><text:span text:style-name="T87"> dane do pliku) lub</text:span><text:span text:style-name="T81"> 7</text:span><text:span text:style-name="T7"> z menu głównego.</text:span></text:p>
      <text:p text:style-name="Text_20_body"/>
      <text:p text:style-name="Text_20_body"/>
      <text:h text:style-name="P68" text:outline-level="1"><text:bookmark-start text:name="_Toc468839987"/><text:soft-page-break/>Testowani<text:bookmark-end text:name="_Toc468839987"/><text:span text:style-name="T110">E</text:span></text:h>
      <text:p text:style-name="P9">Testowanie przeprowadziłem wykonując program wielokrotnie. Wprowadzałem do niego niepoprawne dane, a także próbowałem usuwać oraz modyfikować nieistniejące <text:span text:style-name="T125">mądrości.</text:span> </text:p>
      <text:h text:style-name="Heading_20_1" text:outline-level="1"><text:bookmark-start text:name="_Toc468839988"/>Odstępstwa<text:bookmark-end text:name="_Toc468839988"/></text:h>
      <text:h text:style-name="Heading_20_2" text:outline-level="2"><text:span text:style-name="T124">Ograniczenie wprowadzanych</text:span><text:bookmark-start text:name="_Toc468839989"/> dan<text:bookmark-end text:name="_Toc468839989"/><text:span text:style-name="T124">ych</text:span></text:h>
      <text:p text:style-name="P22">Dane wprowadzane przez użytkownika są ograniczone do skończonej liczby znaków:</text:p>
      <text:list xml:id="list2693399271259806864" text:style-name="L2">
        <text:list-item>
          <text:p text:style-name="P71">Kategoria: <text:span text:style-name="T113">80 </text:span>znaków</text:p>
        </text:list-item>
      </text:list>
      <text:list xml:id="list6892685122942375482" text:style-name="L3">
        <text:list-item>
          <text:p text:style-name="P72">Mądrość:<text:span text:style-name="T113"> 200</text:span> znaków</text:p>
        </text:list-item>
        <text:list-item>
          <text:p text:style-name="P72">Dowolne dodatkowe pole: <text:span text:style-name="T113">200</text:span> znaków</text:p>
        </text:list-item>
        <text:list-item>
          <text:p text:style-name="P74"><text:span text:style-name="T42">Nazwa pliku przy zapisywaniu: </text:span><text:span text:style-name="T68">2</text:span><text:span text:style-name="T67">0</text:span><text:span text:style-name="T42"> znaków</text:span></text:p>
        </text:list-item>
      </text:list>
      <text:p text:style-name="P22">Program ignoruje znaki wprowadzone po przekroczeniu dozwolonej liczby.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6" text:outline-level="1">Schemat blokowy</text:h>
      <text:p text:style-name="P22"><draw:frame draw:style-name="fr2" draw:name="Obraz1" text:anchor-type="paragraph" svg:x="2.245cm" svg:y="0.051cm" svg:width="14.238cm" svg:height="25.231cm" draw:z-index="7"><draw:image xlink:href="Pictures/10000201000003F200000922ED6D4ED72A69482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Segoe UI" svg:font-family="'Segoe UI'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2="1" draw:dots2-length="0.176cm" draw:distance="0.13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w Cen MT" fo:font-size="10pt" fo:language="pl" fo:country="PL" style:letter-kerning="true" style:font-name-asian="Segoe U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w Cen MT" fo:font-size="10pt" fo:language="pl" fo:country="PL" style:letter-kerning="true" style:font-name-asian="Segoe U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loext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1cade4"/>
      <style:paragraph-properties fo:margin-top="0cm" fo:margin-bottom="0cm" loext:contextual-spacing="false" fo:background-color="#1cade4" fo:padding="0cm" fo:border="3pt solid #1cade4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Heading_20_1" style:default-outline-level="2" style:list-style-name="" style:class="text">
      <loext:graphic-properties draw:fill="solid" draw:fill-color="#d1eef9" draw:fill-image-width="0cm" draw:fill-image-height="0cm"/>
      <style:paragraph-properties fo:margin-top="0cm" fo:margin-bottom="0cm" loext:contextual-spacing="false" fo:background-color="#d1eef9" fo:padding="0cm" fo:border="3pt solid #d1eef9" style:shadow="none" style:writing-mode="lr-tb"/>
      <style:text-properties fo:text-transform="uppercase" style:use-window-font-color="true" fo:font-size="11pt" fo:letter-spacing="0.028cm" officeooo:rsid="0078b8ac" style:font-size-asian="11pt" style:font-size-complex="11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1cade4" fo:border-right="none" fo:border-top="0.74pt solid #1cade4" fo:border-bottom="none"/>
      <style:text-properties fo:text-transform="uppercase" fo:color="#0d5571" fo:font-size="11pt" fo:letter-spacing="0.026cm" style:font-size-asian="11pt" style:font-size-complex="11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dotted #1cade4" fo:border-right="none" fo:border-top="0.74pt dotted #1cade4" fo:border-bottom="none"/>
      <style:text-properties fo:text-transform="uppercase" fo:color="#1481ab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1cade4"/>
      <style:text-properties fo:text-transform="uppercase" fo:color="#1481ab" fo:font-size="11pt" fo:letter-spacing="0.018cm" style:font-size-asian="11pt" style:font-size-complex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1cade4"/>
      <style:text-properties fo:text-transform="uppercase" fo:color="#1481ab" fo:font-size="11pt" fo:letter-spacing="0.018cm" style:font-size-asian="11pt" style:font-size-complex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1481ab" fo:font-size="11pt" fo:letter-spacing="0.018cm" style:font-size-asian="11pt" style:font-size-complex="11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DejaVu Sans" style:font-family-asian="'DejaVu Sans'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.141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text-properties fo:color="#1481ab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default-outline-level="" style:class="chapter">
      <style:paragraph-properties fo:margin-top="1.27cm" fo:margin-bottom="0.141cm" loext:contextual-spacing="false"/>
      <style:text-properties fo:text-transform="uppercase" fo:color="#1cade4" fo:font-size="26pt" fo:letter-spacing="0.018cm" style:letter-kerning="true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1.764cm" loext:contextual-spacing="false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cm" style:auto-text-indent="false" fo:padding-left="0.353cm" fo:padding-right="0cm" fo:padding-top="0.353cm" fo:padding-bottom="0cm" fo:border-left="0.51pt solid #1cade4" fo:border-right="none" fo:border-top="0.51pt solid #1cade4" fo:border-bottom="none"/>
      <style:text-properties fo:color="#1cade4" fo:font-style="italic" style:font-style-asian="italic" style:font-style-complex="italic"/>
    </style:style>
    <style:style style:name="Personal_20_Name" style:display-name="Personal Name" style:family="paragraph" style:parent-style-name="Title" style:default-outline-level="">
      <style:text-properties fo:font-variant="normal" fo:text-transform="none" fo:color="#000000" fo:font-size="14pt" fo:font-weight="bold" style:font-size-asian="14pt" style:font-weight-asian="bold" style:font-size-complex="14pt"/>
    </style:style>
    <style:style style:name="p1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Menlo" fo:font-family="Menlo" style:font-family-generic="roman" style:font-pitch="variable" fo:font-size="8.5pt" style:font-size-asian="8.5pt" style:language-asian="pl" style:country-asian="PL" style:font-name-complex="Menlo1" style:font-family-complex="Menlo" style:font-family-generic-complex="system" style:font-pitch-complex="variable" style:font-size-complex="8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text-transform="uppercase" fo:color="#ffffff" fo:letter-spacing="0.026cm" fo:background-color="#1cade4"/>
    </style:style>
    <style:style style:name="Nagłówek_20_2_20_Znak" style:display-name="Nagłówek 2 Znak" style:family="text" style:parent-style-name="Default_20_Paragraph_20_Font">
      <style:text-properties fo:text-transform="uppercase" fo:letter-spacing="0.026cm" fo:background-color="#d1eef9"/>
    </style:style>
    <style:style style:name="Nagłówek_20_3_20_Znak" style:display-name="Nagłówek 3 Znak" style:family="text" style:parent-style-name="Default_20_Paragraph_20_Font">
      <style:text-properties fo:text-transform="uppercase" fo:color="#0d5571" fo:letter-spacing="0.026cm"/>
    </style:style>
    <style:style style:name="Internet_20_link" style:display-name="Internet link" style:family="text" style:parent-style-name="Default_20_Paragraph_20_Font">
      <style:text-properties fo:color="#6b9f25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agłówek_20_4_20_Znak" style:display-name="Nagłówek 4 Znak" style:family="text" style:parent-style-name="Default_20_Paragraph_20_Font">
      <style:text-properties fo:text-transform="uppercase" fo:color="#1481ab" fo:letter-spacing="0.018cm"/>
    </style:style>
    <style:style style:name="Nagłówek_20_5_20_Znak" style:display-name="Nagłówek 5 Znak" style:family="text" style:parent-style-name="Default_20_Paragraph_20_Font">
      <style:text-properties fo:text-transform="uppercase" fo:color="#1481ab" fo:letter-spacing="0.018cm"/>
    </style:style>
    <style:style style:name="Nagłówek_20_6_20_Znak" style:display-name="Nagłówek 6 Znak" style:family="text" style:parent-style-name="Default_20_Paragraph_20_Font">
      <style:text-properties fo:text-transform="uppercase" fo:color="#1481ab" fo:letter-spacing="0.018cm"/>
    </style:style>
    <style:style style:name="Nagłówek_20_7_20_Znak" style:display-name="Nagłówek 7 Znak" style:family="text" style:parent-style-name="Default_20_Paragraph_20_Font">
      <style:text-properties fo:text-transform="uppercase" fo:color="#1481ab" fo:letter-spacing="0.018cm"/>
    </style:style>
    <style:style style:name="Nagłówek_20_8_20_Znak" style:display-name="Nagłówek 8 Znak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Nagłówek_20_9_20_Znak" style:display-name="Nagłówek 9 Znak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ytuł_20_Znak" style:display-name="Tytuł Znak" style:family="text" style:parent-style-name="Default_20_Paragraph_20_Font">
      <style:text-properties fo:text-transform="uppercase" fo:color="#1cade4" fo:font-size="26pt" fo:letter-spacing="0.018cm" style:letter-kerning="true" style:font-size-asian="26pt" style:font-size-complex="26pt"/>
    </style:style>
    <style:style style:name="Podtytuł_20_Znak" style:display-name="Podtytuł Znak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0d5571" fo:letter-spacing="0.009cm"/>
    </style:style>
    <style:style style:name="Bez_20_odstępów_20_Znak" style:display-name="Bez odstępów Znak" style:family="text" style:parent-style-name="Default_20_Paragraph_20_Font">
      <style:text-properties fo:font-size="10pt" style:font-size-asian="10pt" style:font-size-complex="10pt"/>
    </style:style>
    <style:style style:name="Cytat_20_Znak" style:display-name="Cytat Znak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ytat_20_intensywny_20_Znak" style:display-name="Cytat intensywny Znak" style:family="text" style:parent-style-name="Default_20_Paragraph_20_Font">
      <style:text-properties fo:color="#1cade4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0d5571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0d5571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1cade4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1cade4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text" style:parent-style-name="Default_20_Paragraph_20_Font"/>
    <style:style style:name="s1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5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amka1" text:anchor-type="paragraph" svg:y="0.002cm" draw:z-index="6"><draw:text-box fo:min-height="0.041cm" fo:min-width="0.041cm"><text:p text:style-name="MP2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Muzyczuk</meta:initial-creator>
    <meta:editing-cycles>247</meta:editing-cycles>
    <meta:print-date>2016-11-22T22:10:00</meta:print-date>
    <meta:creation-date>2016-10-29T23:32:00</meta:creation-date>
    <dc:date>2017-01-10T22:55:20.640000000</dc:date>
    <meta:editing-duration>P1DT8H37M20S</meta:editing-duration>
    <meta:generator>LibreOffice/5.2.3.3$Windows_X86_64 LibreOffice_project/d54a8868f08a7b39642414cf2c8ef2f228f780cf</meta:generator>
    <meta:document-statistic meta:table-count="0" meta:image-count="1" meta:object-count="0" meta:page-count="8" meta:paragraph-count="168" meta:word-count="1448" meta:character-count="10819" meta:non-whitespace-character-count="95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